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1" style:family="table">
      <style:table-properties style:width="16.801cm" table:align="left" style:writing-mode="lr-tb"/>
    </style:style>
    <style:style style:name="Tableau1.A" style:family="table-column">
      <style:table-column-properties style:column-width="5.094cm"/>
    </style:style>
    <style:style style:name="Tableau1.B" style:family="table-column">
      <style:table-column-properties style:column-width="11.707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fo:padding="0.097cm" fo:border="none"/>
    </style:style>
    <style:style style:name="Tableau1.2" style:family="table-row">
      <style:table-row-properties style:min-row-height="0.843cm"/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Standard">
      <style:text-properties fo:color="#808080" style:font-name="Liberation Sans" fo:font-size="13pt" style:text-underline-style="none" fo:font-weight="bold" officeooo:rsid="00471d9c" officeooo:paragraph-rsid="00074d24" fo:background-color="transparent" style:font-size-asian="13pt" style:font-weight-asian="bold" style:font-size-complex="13pt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2.993cm"/>
        </style:tab-stops>
      </style:paragraph-properties>
      <style:text-properties fo:color="#808080" style:font-name="Liberation Sans" fo:font-size="13pt" style:text-underline-style="none" fo:font-weight="bold" officeooo:rsid="00471d9c" officeooo:paragraph-rsid="0018b425" fo:background-color="transparent" style:font-size-asian="13pt" style:font-weight-asian="bold" style:font-size-complex="13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fo:color="#808080" style:font-name="Liberation Serif" fo:font-size="10pt" fo:language="en" fo:country="US" style:text-underline-style="none" fo:font-weight="bold" officeooo:rsid="0016ecc2" officeooo:paragraph-rsid="0076efdc" fo:background-color="transparent" style:font-name-asian="Calibri1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text-properties style:font-name="Century Gothic" fo:font-size="9pt" style:text-underline-style="none" fo:font-weight="normal" officeooo:rsid="00471d9c" officeooo:paragraph-rsid="0018b425" fo:background-color="transparent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Century Gothic" fo:font-size="9pt" style:text-underline-style="none" fo:font-weight="normal" officeooo:rsid="00471d9c" officeooo:paragraph-rsid="00074d24" fo:background-color="transparent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0pt" style:text-underline-style="none" fo:font-weight="normal" officeooo:rsid="0008c2b7" officeooo:paragraph-rsid="00756192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0pt" style:text-underline-style="none" fo:font-weight="normal" officeooo:rsid="0008c2b7" officeooo:paragraph-rsid="0072adea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0pt" style:text-underline-style="none" fo:font-weight="bold" officeooo:rsid="0016ecc2" officeooo:paragraph-rsid="00657c50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0pt" style:text-underline-style="none" fo:font-weight="bold" officeooo:rsid="0016ecc2" officeooo:paragraph-rsid="0076efdc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language="en" fo:country="US" style:text-underline-style="none" fo:font-weight="normal" officeooo:rsid="0016ecc2" officeooo:paragraph-rsid="00756192" fo:background-color="transparent" style:font-name-asian="Calibri1" style:font-size-asian="10pt" style:font-weight-asian="normal" style:font-name-complex="Times New Roman" style:font-size-complex="10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language="en" fo:country="US" style:text-underline-style="none" fo:font-weight="normal" officeooo:rsid="0016ecc2" officeooo:paragraph-rsid="00702ba4" fo:background-color="transparent" style:font-name-asian="Calibri1" style:font-size-asian="10pt" style:font-weight-asian="normal" style:font-name-complex="Times New Roman" style:font-size-complex="10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language="en" fo:country="US" style:text-underline-style="none" fo:font-weight="normal" officeooo:rsid="0016ecc2" officeooo:paragraph-rsid="0072adea" fo:background-color="transparent" style:font-name-asian="Calibri1" style:font-size-asian="10pt" style:font-weight-asian="normal" style:font-name-complex="Times New Roman" style:font-size-complex="10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language="en" fo:country="US" style:text-underline-style="none" fo:font-weight="normal" officeooo:rsid="0016ecc2" officeooo:paragraph-rsid="006687dc" fo:background-color="transparent" style:font-name-asian="Calibri1" style:font-size-asian="10pt" style:font-weight-asian="normal" style:font-name-complex="Times New Roman" style:font-size-complex="10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Liberation Serif" fo:font-size="10pt" fo:language="en" fo:country="US" style:text-underline-style="none" fo:font-weight="bold" officeooo:rsid="0016ecc2" officeooo:paragraph-rsid="0072adea" fo:background-color="transparent" style:font-name-asian="Calibri1" style:font-size-asian="10pt" style:font-weight-asian="bold" style:font-name-complex="Times New Roman" style:font-size-complex="10pt" style:font-weight-complex="bold"/>
    </style:style>
    <style:style style:name="P15" style:family="paragraph" style:parent-style-name="Standard" style:master-page-name="">
      <style:paragraph-properties style:page-number="auto" fo:break-before="auto" fo:break-after="auto"/>
      <style:text-properties style:font-name="Century Gothic" fo:font-size="9pt" style:text-underline-style="none" fo:font-weight="normal" officeooo:rsid="00471d9c" officeooo:paragraph-rsid="00074d24" fo:background-color="transparent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style:shadow="none"/>
      <style:text-properties style:font-name="Liberation Sans" fo:font-size="10pt" fo:language="en" fo:country="US" fo:font-weight="bold" officeooo:paragraph-rsid="001758ee" style:font-name-asian="Calibri1" style:font-size-asian="10pt" style:font-weight-asian="bold" style:font-name-complex="Times New Roman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style:shadow="none"/>
      <style:text-properties style:font-name="Liberation Sans" fo:font-size="10pt" fo:language="en" fo:country="US" fo:font-weight="bold" officeooo:paragraph-rsid="0016ecc2" style:font-name-asian="Calibri1" style:font-size-asian="10pt" style:font-weight-asian="bold" style:font-name-complex="Times New Roman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style:shadow="none"/>
      <style:text-properties style:font-name="Liberation Sans" fo:font-size="10pt" fo:language="en" fo:country="US" style:text-underline-style="none" fo:font-weight="normal" officeooo:rsid="00471d9c" officeooo:paragraph-rsid="001758ee" fo:background-color="transparent" style:font-name-asian="Calibri1" style:font-size-asian="10pt" style:font-weight-asian="normal" style:font-name-complex="Times New Roman" style:font-size-complex="10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style:shadow="none"/>
      <style:text-properties style:font-name="Liberation Sans" fo:font-size="10pt" officeooo:paragraph-rsid="0016ecc2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style:shadow="none"/>
      <style:text-properties style:font-name="Liberation Sans" fo:font-size="10pt" officeooo:paragraph-rsid="001bdde2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style:shadow="none"/>
      <style:text-properties fo:color="#808080" style:font-name="Liberation Sans" fo:font-size="10pt" fo:language="en" fo:country="US" fo:font-weight="bold" officeooo:paragraph-rsid="0044d65e" style:font-name-asian="Calibri1" style:font-size-asian="10pt" style:font-weight-asian="bold" style:font-name-complex="Times New Roman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style:shadow="none"/>
      <style:text-properties fo:color="#808080" style:font-name="Liberation Sans" fo:font-size="10pt" fo:language="en" fo:country="US" fo:font-weight="bold" officeooo:paragraph-rsid="0047dea0" style:font-name-asian="Calibri1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style:shadow="none"/>
      <style:text-properties fo:color="#808080" style:font-name="Liberation Sans" fo:font-size="10pt" fo:language="en" fo:country="US" style:text-underline-style="none" fo:font-weight="bold" officeooo:rsid="0008c2b7" officeooo:paragraph-rsid="0060a859" fo:background-color="transparent" style:font-name-asian="Calibri1" style:font-size-asian="10pt" style:font-weight-asian="bold" style:font-name-complex="Times New Roman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style:shadow="none"/>
      <style:text-properties style:font-name="Century Gothic" fo:font-size="9pt" style:text-underline-style="none" fo:font-weight="normal" officeooo:rsid="00471d9c" officeooo:paragraph-rsid="00657c50" fo:background-color="transparent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 fo:padding="0cm" fo:border="none" style:shadow="none"/>
      <style:text-properties style:font-name="Liberation Serif" fo:font-size="10pt" fo:language="en" fo:country="US" fo:font-weight="bold" officeooo:paragraph-rsid="001bdde2" style:font-name-asian="Calibri1" style:font-size-asian="10pt" style:font-weight-asian="bold" style:font-name-complex="Times New Roman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style:shadow="none"/>
      <style:text-properties style:font-name="Liberation Serif" fo:font-size="10pt" fo:language="en" fo:country="US" fo:font-weight="normal" officeooo:rsid="001758ee" officeooo:paragraph-rsid="001bdde2" style:font-name-asian="Calibri1" style:font-size-asian="10pt" style:font-weight-asian="normal" style:font-name-complex="Times New Roman" style:font-size-complex="10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 fo:padding="0cm" fo:border="none" style:shadow="none"/>
      <style:text-properties style:font-name="Liberation Serif" fo:font-size="10pt" fo:font-weight="bold" officeooo:paragraph-rsid="001bdde2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style:shadow="none"/>
      <style:text-properties style:font-name="Liberation Serif" fo:font-size="10pt" fo:font-weight="bold" officeooo:paragraph-rsid="001bdde2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style:shadow="none"/>
      <style:text-properties style:font-name="Liberation Serif" fo:font-size="10pt" fo:font-style="normal" fo:font-weight="bold" officeooo:paragraph-rsid="001bdde2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style:shadow="none"/>
      <style:text-properties style:font-name="Liberation Serif" fo:font-size="11pt" officeooo:paragraph-rsid="0016ecc2" style:font-size-asian="11pt" style:font-size-complex="11pt"/>
    </style:style>
    <style:style style:name="P31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fo:break-before="auto" fo:break-after="auto" fo:padding="0cm" fo:border="none" style:shadow="none"/>
      <style:text-properties style:font-name="Liberation Serif" fo:font-size="10pt" fo:language="en" fo:country="US" style:text-underline-style="none" fo:font-weight="bold" officeooo:rsid="00471d9c" officeooo:paragraph-rsid="001bdde2" fo:background-color="transparent" style:font-name-asian="Calibri1" style:font-size-asian="10pt" style:font-weight-asian="bold" style:font-name-complex="Times New Roman" style:font-size-complex="10pt" style:font-weight-complex="bold"/>
    </style:style>
    <style:style style:name="P32" style:family="paragraph" style:parent-style-name="Standard">
      <style:paragraph-properties fo:margin-top="0.201cm" fo:margin-bottom="0.201cm" loext:contextual-spacing="false" fo:line-height="100%" fo:text-align="justify" style:justify-single-word="false" fo:padding="0cm" fo:border="none" style:shadow="none"/>
      <style:text-properties style:font-name="Liberation Sans" fo:font-size="10pt" officeooo:paragraph-rsid="008799c9" style:font-size-asian="10pt" style:font-size-complex="10pt"/>
    </style:style>
    <style:style style:name="P33" style:family="paragraph" style:parent-style-name="Standard">
      <style:paragraph-properties fo:margin-top="0.201cm" fo:margin-bottom="0.201cm" loext:contextual-spacing="false" fo:line-height="100%" fo:text-align="justify" style:justify-single-word="false" fo:padding="0cm" fo:border="none" style:shadow="none"/>
      <style:text-properties officeooo:paragraph-rsid="008799c9"/>
    </style:style>
    <style:style style:name="P34" style:family="paragraph" style:parent-style-name="Standard">
      <style:paragraph-properties fo:margin-top="0.201cm" fo:margin-bottom="0.201cm" loext:contextual-spacing="false" fo:line-height="100%" fo:text-align="justify" style:justify-single-word="false" fo:padding="0cm" fo:border="none" style:shadow="none"/>
      <style:text-properties style:font-name="Liberation Serif" officeooo:paragraph-rsid="001bdde2"/>
    </style:style>
    <style:style style:name="P35" style:family="paragraph" style:parent-style-name="Standard">
      <style:paragraph-properties fo:margin-top="0.201cm" fo:margin-bottom="0.201cm" loext:contextual-spacing="false" fo:line-height="100%" fo:text-align="justify" style:justify-single-word="false" fo:padding="0cm" fo:border="none" style:shadow="none"/>
      <style:text-properties style:font-name="Liberation Serif" fo:font-size="10pt" officeooo:paragraph-rsid="001bdde2" style:font-size-asian="10pt" style:font-size-complex="10pt"/>
    </style:style>
    <style:style style:name="P36" style:family="paragraph" style:parent-style-name="Table_20_Contents">
      <style:text-properties style:font-name="Liberation Sans" fo:font-size="10pt" officeooo:paragraph-rsid="001bdde2" style:font-size-asian="10pt" style:font-size-complex="10pt"/>
    </style:style>
    <style:style style:name="P37" style:family="paragraph" style:parent-style-name="Table_20_Contents">
      <style:paragraph-properties fo:margin-top="0cm" fo:margin-bottom="0.051cm" loext:contextual-spacing="false"/>
      <style:text-properties style:font-name="Liberation Sans" fo:font-size="10pt" officeooo:paragraph-rsid="001bdde2" style:font-size-asian="10pt" style:font-size-complex="10pt"/>
    </style:style>
    <style:style style:name="P38" style:family="paragraph" style:parent-style-name="Standard">
      <style:paragraph-properties fo:margin-top="0.302cm" fo:margin-bottom="0.302cm" loext:contextual-spacing="false" fo:line-height="100%" fo:text-align="justify" style:justify-single-word="false" fo:padding="0cm" fo:border="none" style:shadow="none"/>
      <style:text-properties fo:color="#000000" style:font-name="Liberation Serif" fo:font-size="11pt" fo:language="en" fo:country="US" style:text-underline-style="none" fo:font-weight="bold" officeooo:rsid="0008c2b7" officeooo:paragraph-rsid="001bdde2" fo:background-color="transparent" style:font-name-asian="Calibri1" style:font-size-asian="11pt" style:font-weight-asian="bold" style:font-name-complex="Times New Roman" style:font-size-complex="11pt" style:font-weight-complex="bold"/>
    </style:style>
    <style:style style:name="P39" style:family="paragraph" style:parent-style-name="Standard">
      <style:paragraph-properties fo:margin-top="0.302cm" fo:margin-bottom="0.302cm" loext:contextual-spacing="false" fo:line-height="100%" fo:text-align="start" style:justify-single-word="false" fo:padding="0cm" fo:border="none" style:shadow="none"/>
      <style:text-properties style:font-name="Liberation Serif" officeooo:paragraph-rsid="001bdde2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 style:shadow="none"/>
      <style:text-properties fo:color="#000000" style:font-name="Liberation Serif" fo:font-size="10pt" fo:language="en" fo:country="US" style:text-underline-style="none" fo:font-weight="bold" officeooo:rsid="0016ecc2" officeooo:paragraph-rsid="006c29f6" fo:background-color="transparent" style:font-name-asian="Calibri1" style:font-size-asian="10pt" style:font-weight-asian="bold" style:font-name-complex="Times New Roman" style:font-size-complex="10pt" style:font-weight-complex="bold"/>
    </style:style>
    <style:style style:name="P41" style:family="paragraph" style:parent-style-name="Paragraphe">
      <style:text-properties style:font-name="Liberation Serif" fo:font-size="11pt" style:font-size-asian="11pt" style:font-size-complex="11pt"/>
    </style:style>
    <style:style style:name="P42" style:family="paragraph">
      <loext:graphic-properties draw:fill="solid" draw:fill-color="#ffffff"/>
      <style:paragraph-properties fo:text-align="start"/>
    </style:style>
    <style:style style:name="P43" style:family="paragraph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solid" draw:fill-color="#ffffff"/>
      <style:paragraph-properties fo:text-align="start"/>
      <style:text-properties fo:font-size="11pt"/>
    </style:style>
    <style:style style:name="T1" style:family="text">
      <style:text-properties fo:color="#808080" fo:font-size="10pt" fo:language="en" fo:country="US" style:text-underline-style="none" fo:font-weight="normal" officeooo:rsid="0008c2b7" fo:background-color="transparent" loext:char-shading-value="0" style:font-name-asian="Calibri1" style:font-size-asian="10pt" style:font-weight-asian="normal" style:font-name-complex="Times New Roman" style:font-size-complex="10pt" style:font-weight-complex="normal"/>
    </style:style>
    <style:style style:name="T2" style:family="text">
      <style:text-properties fo:color="#808080" fo:language="en" fo:country="US" style:text-underline-style="none" fo:font-weight="normal" officeooo:rsid="0008c2b7" fo:background-color="transparent" loext:char-shading-value="0" style:font-name-asian="Calibri1" style:font-weight-asian="normal" style:font-name-complex="Times New Roman" style:font-weight-complex="normal"/>
    </style:style>
    <style:style style:name="T3" style:family="text">
      <style:text-properties fo:color="#808080" fo:language="en" fo:country="US" style:font-name-asian="Calibri1" style:font-name-complex="Times New Roman"/>
    </style:style>
    <style:style style:name="T4" style:family="text">
      <style:text-properties fo:color="#808080" fo:language="en" fo:country="US" officeooo:rsid="0016ecc2" style:font-name-asian="Calibri1" style:font-name-complex="Times New Roman"/>
    </style:style>
    <style:style style:name="T5" style:family="text">
      <style:text-properties fo:color="#808080" fo:language="en" fo:country="US" fo:font-weight="normal" officeooo:rsid="0008c2b7" style:font-name-asian="Calibri1" style:font-weight-asian="normal" style:font-name-complex="Times New Roman" style:font-weight-complex="normal"/>
    </style:style>
    <style:style style:name="T6" style:family="text">
      <style:text-properties fo:color="#808080" style:text-underline-style="none" fo:font-weight="normal" officeooo:rsid="0008c2b7" fo:background-color="transparent" loext:char-shading-value="0" style:font-weight-asian="normal" style:font-weight-complex="normal"/>
    </style:style>
    <style:style style:name="T7" style:family="text">
      <style:text-properties fo:color="#000000" style:font-name="Liberation Sans" fo:font-size="11pt" fo:language="en" fo:country="US" style:font-name-asian="Calibri1" style:font-size-asian="11pt" style:font-name-complex="Times New Roman" style:font-size-complex="11pt"/>
    </style:style>
    <style:style style:name="T8" style:family="text">
      <style:text-properties fo:color="#000000" fo:language="en" fo:country="US" style:font-name-asian="Calibri1" style:font-name-complex="Times New Roman"/>
    </style:style>
    <style:style style:name="T9" style:family="text">
      <style:text-properties fo:color="#000000" fo:language="en" fo:country="US" officeooo:rsid="0008c2b7" style:font-name-asian="Calibri1" style:font-name-complex="Times New Roman" style:font-weight-complex="normal"/>
    </style:style>
    <style:style style:name="T10" style:family="text">
      <style:text-properties fo:color="#000000" fo:language="en" fo:country="US" fo:font-weight="bold" style:font-name-asian="Calibri1" style:font-weight-asian="bold" style:font-name-complex="Times New Roman"/>
    </style:style>
    <style:style style:name="T11" style:family="text">
      <style:text-properties fo:color="#000000" fo:language="en" fo:country="US" style:text-underline-style="none" fo:font-weight="normal" officeooo:rsid="0016ecc2" fo:background-color="transparent" loext:char-shading-value="0" style:font-name-asian="Calibri1" style:font-weight-asian="normal" style:font-name-complex="Times New Roman" style:font-weight-complex="normal"/>
    </style:style>
    <style:style style:name="T12" style:family="text">
      <style:text-properties fo:color="#000000" fo:font-weight="bold" style:font-weight-asian="bold"/>
    </style:style>
    <style:style style:name="T13" style:family="text">
      <style:text-properties fo:color="#000000" style:font-name="Liberation Serif" fo:font-size="11pt" fo:language="en" fo:country="US" style:font-name-asian="Calibri1" style:font-size-asian="11pt" style:font-name-complex="Times New Roman" style:font-size-complex="11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16ecc2" style:font-size-asian="10pt" style:font-weight-asian="bold" style:font-size-complex="10pt" style:font-weight-complex="bold"/>
    </style:style>
    <style:style style:name="T17" style:family="text">
      <style:text-properties fo:language="en" fo:country="US" officeooo:rsid="001758ee" style:font-name-asian="Calibri1" style:font-name-complex="Times New Roman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use-window-font-color="true" fo:language="en" fo:country="US" style:font-name-asian="Calibri1" style:font-name-complex="Times New Roman"/>
    </style:style>
    <style:style style:name="T21" style:family="text">
      <style:text-properties style:use-window-font-color="true" style:font-name="Liberation Sans" fo:font-size="11pt" fo:language="en" fo:country="US" officeooo:rsid="003a2835" style:font-name-asian="Calibri1" style:font-size-asian="11pt" style:font-name-complex="Times New Roman" style:font-size-complex="11pt"/>
    </style:style>
    <style:style style:name="T22" style:family="text">
      <style:text-properties style:use-window-font-color="true" style:font-name="Liberation Serif" fo:font-size="11pt" fo:language="en" fo:country="US" style:font-name-asian="Calibri1" style:font-size-asian="11pt" style:font-name-complex="Times New Roman" style:font-size-complex="11pt"/>
    </style:style>
    <style:style style:name="T23" style:family="text">
      <style:text-properties style:use-window-font-color="true" style:font-name="Liberation Serif" fo:font-size="11pt" fo:language="en" fo:country="US" officeooo:rsid="00665105" style:font-name-asian="Calibri1" style:font-size-asian="11pt" style:font-name-complex="Times New Roman" style:font-size-complex="11pt"/>
    </style:style>
    <style:style style:name="T24" style:family="text">
      <style:text-properties style:use-window-font-color="true" style:font-name="Liberation Serif" fo:font-size="11pt" fo:language="en" fo:country="US" officeooo:rsid="003a2835" style:font-name-asian="Calibri1" style:font-size-asian="11pt" style:font-name-complex="Times New Roman" style:font-size-complex="11pt"/>
    </style:style>
    <style:style style:name="T25" style:family="text">
      <style:text-properties style:use-window-font-color="true" style:font-name="Liberation Serif" fo:font-size="11pt" fo:language="en" fo:country="US" style:font-name-asian="Calibri1" style:font-size-asian="11pt" style:font-name-complex="Times New Roman" style:font-size-complex="11pt"/>
    </style:style>
    <style:style style:name="T26" style:family="text">
      <style:text-properties style:use-window-font-color="true" style:font-name="Liberation Serif" fo:font-size="11pt" fo:language="en" fo:country="US" officeooo:rsid="00665105" style:font-name-asian="Calibri1" style:font-size-asian="11pt" style:font-name-complex="Times New Roman" style:font-size-complex="11pt"/>
    </style:style>
    <style:style style:name="T27" style:family="text">
      <style:text-properties style:use-window-font-color="true" style:font-name="Liberation Serif" fo:font-size="11pt" fo:language="en" fo:country="US" officeooo:rsid="003a2835" style:font-name-asian="Calibri1" style:font-size-asian="11pt" style:font-name-complex="Times New Roman" style:font-size-complex="11pt"/>
    </style:style>
    <style:style style:name="T28" style:family="text">
      <style:text-properties officeooo:rsid="00367b1b"/>
    </style:style>
    <style:style style:name="T29" style:family="text">
      <style:text-properties style:font-name="Liberation Sans"/>
    </style:style>
    <style:style style:name="T30" style:family="text">
      <style:text-properties style:font-name="Liberation Sans" fo:font-size="11pt" style:font-size-asian="11pt" style:font-size-complex="11pt"/>
    </style:style>
    <style:style style:name="T31" style:family="text">
      <style:text-properties style:font-name="Liberation Sans" fo:font-size="10pt" style:font-size-asian="10pt" style:font-size-complex="10pt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5c1b82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text-underline-style="none" fo:font-weight="normal" officeooo:rsid="00471d9c" fo:background-color="transparent" loext:char-shading-value="0" style:font-weight-asian="normal" style:font-weight-complex="normal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size="11pt" style:font-size-asian="11pt" style:font-size-complex="11pt"/>
    </style:style>
    <style:style style:name="gr1" style:family="graphic">
      <style:graphic-properties fo:margin-left="0.318cm" fo:margin-right="0.388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bfbfbf" draw:stroke-linejoin="miter" draw:fill="solid" draw:fill-color="#ffffff" draw:textarea-vertical-align="top" draw:auto-grow-height="false" draw:fit-to-size="false" fo:min-height="0.266cm" fo:min-width="0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draw:stroke-dash="Dashed_20__28_var_29__20_3" svg:stroke-width="0.018cm" svg:stroke-color="#bfbfbf" draw:marker-start="" draw:marker-start-width="0.353cm" draw:marker-start-center="false" draw:marker-end="" draw:marker-end-width="0.353cm" draw:marker-end-center="false" svg:stroke-opacity="100%" draw:stroke-linejoin="miter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.266cm" fo:min-width="0cm" fo:padding-top="0.127cm" fo:padding-bottom="0.127cm" fo:padding-left="0.254cm" fo:padding-right="0.254cm" fo:wrap-option="wrap" draw:chain-next-name="" draw:shadow="hidden" draw:shadow-offset-x="0.3cm" draw:shadow-offset-y="0.3cm" draw:shadow-color="#000000" draw:shadow-opacity="100%" fo:clip="rect(0cm, 0cm, 0cm, 0cm)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" style:family="graphic">
      <style:graphic-properties fo:margin-left="0.318cm" fo:margin-right="0.358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margin-left="0.318cm" fo:margin-right="0.397cm" fo:margin-top="0cm" fo:margin-bottom="0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8cm" svg:stroke-color="#bfbfbf" draw:stroke-linejoin="miter" draw:fill="solid" draw:fill-color="#ffffff" draw:textarea-vertical-align="top" draw:auto-grow-height="false" draw:fit-to-size="false" fo:min-height="0.272cm" fo:min-width="0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contract in objects"&gt;</text:placeholder></text:p>
      <text:p text:style-name="P4"><text:tab/><text:tab/><text:tab/><text:tab/></text:p>
      <text:p text:style-name="P2"><text:tab/><text:tab/><text:tab/><text:tab/><text:span text:style-name="T36">MANDAT DE PRELEVEMENT SEPA</text:span></text:p>
      <text:p text:style-name="P1"/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<text:span text:style-name="T10">Créancier:</text:span><text:span text:style-name="T12"> </text:span><text:span text:style-name="T3"><text:placeholder text:placeholder-type="text">&lt;contract.billing_informations[0].sepa_mandate.company.party.name&gt;</text:placeholder></text:span></text:p>
            <text:p text:style-name="P10"><text:placeholder text:placeholder-type="text">&lt;if test="contract.billing_informations[0].sepa_mandate"&gt;</text:placeholder></text:p>
            <text:p text:style-name="P11"><text:placeholder text:placeholder-type="text">&lt;for each="identifier in contract.billing_informations[0].sepa_mandate.company.party.identifiers"&gt;</text:placeholder> </text:p>
            <text:p text:style-name="P12"><text:placeholder text:placeholder-type="text">&lt;if test="identifier.type=='sepa'"&gt;</text:placeholder></text:p>
            <text:p text:style-name="P14"/>
            <text:p text:style-name="P7"><text:span text:style-name="T10">Identifiant Créancier SEPA (ICS): </text:span><text:span text:style-name="T4"><text:placeholder text:placeholder-type="text">&lt;identifier.code&gt;</text:placeholder></text:span></text:p>
            <text:p text:style-name="P40"><text:placeholder text:placeholder-type="text">&lt;/if&gt;</text:placeholder></text:p>
            <text:p text:style-name="P13"><text:placeholder text:placeholder-type="text">&lt;/for&gt;</text:placeholder></text:p>
            <text:p text:style-name="P13"/>
            <text:p text:style-name="P8"><text:span text:style-name="T8">Réference unique de Mandat (RUM) : </text:span><text:span text:style-name="T5"><text:placeholder text:placeholder-type="text">&lt;contract.billing_informations[0].sepa_mandate.identification&gt;</text:placeholder></text:span></text:p>
            <text:p text:style-name="P3"><text:placeholder text:placeholder-type="text">&lt;/if&gt;</text:placeholder></text:p>
            <text:p text:style-name="P3"/>
            <text:p text:style-name="P9"><text:span text:style-name="T9">Référence : </text:span><text:span text:style-name="T5"><text:placeholder text:placeholder-type="text">&lt;contract.product.name&gt;</text:placeholder></text:span></text:p>
          </table:table-cell>
        </table:table-row>
      </table:table>
      <text:p text:style-name="P38">Titulaire du compte à débiter / Désignation du compte à débite<text:span text:style-name="T28">r :</text:span></text:p>
      <text:p text:style-name="P23"><text:placeholder text:placeholder-type="text">&lt;if test="contract.billing_informations[0].sepa_mandate.state!='validated'"&gt;</text:placeholder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1"/>
            <text:p text:style-name="P34"><text:span text:style-name="T15">Nom</text:span><text:span text:style-name="T14"> _ _ ______ _ _ _ _ _ _ _ _ _ _ _ _ _ _ _ _ _ _ _ _<text:tab/></text:span><text:span text:style-name="T15"> Préno</text:span><text:span text:style-name="T16">m</text:span><text:span text:style-name="T14"> _ _ <text:s/>_ _ _ _ _ _ _ _ _ _ _ _ _ _ _ _ _ _ _ _ </text:span></text:p>
            <text:p text:style-name="P35"><text:span text:style-name="T18">Adresse</text:span> <text:s/>_ _ _ _ _ _ _ _ _ _ _ _ _ _ _ _ _ _ _ _ _ _ _ _ _ _ _ _ _ _ _ _ _ _ _ _ _ _ _ _ _ _ _ _ _ _ _ _ _ _ _ _ _ _ _ _ _ _ _ _ _ _ _ _ _ _ _ _ _ _ _ _ _ _ _ _ _ _ _ _ _ _ _ _ _ _ _ _ _ _ _ _ _ _ _ _ _ _ _ _ _ _ _ _ _ _ _ _ _ _ </text:p>
            <text:p text:style-name="P35"><text:span text:style-name="T18">CP </text:span><text:s/>__ ___ <text:tab/><text:span text:style-name="T18">Ville </text:span><text:s text:c="2"/>_ _ __ _ _ _ _ _ _ _ _ _ _ _ _ _ __ _ _ _ _ _ _ _ _ _ _ _ _ _ _ _</text:p>
            <table:table table:name="Tableau1" table:style-name="Tableau1">
              <table:table-column table:style-name="Tableau1.A"/>
              <table:table-column table:style-name="Tableau1.B"/>
              <table:table-row table:style-name="Tableau1.1">
                <table:table-cell table:style-name="Tableau1.A1" office:value-type="string">
                  <text:p text:style-name="P29">Numéro de compte bancaire (IBAN)</text:p>
                </table:table-cell>
                <table:table-cell table:style-name="Tableau1.B1" office:value-type="string">
                  <text:p text:style-name="P36"><draw:g text:anchor-type="paragraph" draw:z-index="0" draw:name="Groupe 43" draw:style-name="gr1"><draw:custom-shape draw:name="Zone de texte 540" draw:style-name="gr2" draw:text-style-name="P42" svg:width="0.362cm" svg:height="0.519cm" svg:x="0.042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41" draw:style-name="gr2" draw:text-style-name="P42" svg:width="0.362cm" svg:height="0.519cm" svg:x="0.405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42" draw:style-name="gr2" draw:text-style-name="P42" svg:width="0.364cm" svg:height="0.519cm" svg:x="0.77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43" draw:style-name="gr2" draw:text-style-name="P42" svg:width="0.364cm" svg:height="0.519cm" svg:x="1.134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1" draw:name="Groupe 38" draw:style-name="gr1"><draw:custom-shape draw:name="Zone de texte 545" draw:style-name="gr3" draw:text-style-name="P43" svg:width="0.362cm" svg:height="0.519cm" svg:x="1.72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46" draw:style-name="gr3" draw:text-style-name="P43" svg:width="0.364cm" svg:height="0.519cm" svg:x="2.083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47" draw:style-name="gr3" draw:text-style-name="P43" svg:width="0.362cm" svg:height="0.519cm" svg:x="2.45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48" draw:style-name="gr3" draw:text-style-name="P43" svg:width="0.364cm" svg:height="0.519cm" svg:x="2.812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2" draw:name="Groupe 33" draw:style-name="gr1"><draw:custom-shape draw:name="Zone de texte 550" draw:style-name="gr3" draw:text-style-name="P43" svg:width="0.362cm" svg:height="0.519cm" svg:x="3.397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51" draw:style-name="gr3" draw:text-style-name="P43" svg:width="0.364cm" svg:height="0.519cm" svg:x="3.762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52" draw:style-name="gr3" draw:text-style-name="P43" svg:width="0.362cm" svg:height="0.519cm" svg:x="4.125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53" draw:style-name="gr3" draw:text-style-name="P43" svg:width="0.364cm" svg:height="0.519cm" svg:x="4.489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3" draw:name="Groupe 28" draw:style-name="gr1"><draw:custom-shape draw:name="Zone de texte 555" draw:style-name="gr2" draw:text-style-name="P42" svg:width="0.362cm" svg:height="0.519cm" svg:x="5.075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56" draw:style-name="gr2" draw:text-style-name="P42" svg:width="0.364cm" svg:height="0.519cm" svg:x="5.44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57" draw:style-name="gr2" draw:text-style-name="P42" svg:width="0.364cm" svg:height="0.519cm" svg:x="5.803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58" draw:style-name="gr2" draw:text-style-name="P42" svg:width="0.362cm" svg:height="0.519cm" svg:x="6.169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4" draw:name="Groupe 23" draw:style-name="gr1"><draw:custom-shape draw:name="Zone de texte 560" draw:style-name="gr2" draw:text-style-name="P42" svg:width="0.361cm" svg:height="0.519cm" svg:x="6.754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61" draw:style-name="gr2" draw:text-style-name="P42" svg:width="0.364cm" svg:height="0.519cm" svg:x="7.116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62" draw:style-name="gr2" draw:text-style-name="P42" svg:width="0.364cm" svg:height="0.519cm" svg:x="7.482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63" draw:style-name="gr2" draw:text-style-name="P42" svg:width="0.362cm" svg:height="0.519cm" svg:x="7.846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5" draw:name="Groupe 18" draw:style-name="gr1"><draw:custom-shape draw:name="Zone de texte 565" draw:style-name="gr2" draw:text-style-name="P42" svg:width="0.362cm" svg:height="0.519cm" svg:x="8.43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66" draw:style-name="gr2" draw:text-style-name="P42" svg:width="0.364cm" svg:height="0.519cm" svg:x="8.793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67" draw:style-name="gr2" draw:text-style-name="P42" svg:width="0.364cm" svg:height="0.519cm" svg:x="9.16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68" draw:style-name="gr2" draw:text-style-name="P42" svg:width="0.364cm" svg:height="0.519cm" svg:x="9.524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6" draw:name="Groupe 14" draw:style-name="gr4"><draw:custom-shape draw:name="Zone de texte 570" draw:style-name="gr2" draw:text-style-name="P42" svg:width="0.364cm" svg:height="0.519cm" svg:x="10.107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71" draw:style-name="gr2" draw:text-style-name="P42" svg:width="0.362cm" svg:height="0.519cm" svg:x="10.472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72" draw:style-name="gr2" draw:text-style-name="P42" svg:width="0.362cm" svg:height="0.519cm" svg:x="10.837cm" svg:y="0.0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        </table:table-cell>
              </table:table-row>
              <table:table-row table:style-name="Tableau1.2">
                <table:table-cell table:style-name="Tableau1.A2" office:value-type="string">
                  <text:p text:style-name="P28">Code d’Identification de Banque (BIC<text:bookmark text:name="_GoBack"/>) </text:p>
                </table:table-cell>
                <table:table-cell table:style-name="Tableau1.B2" office:value-type="string">
                  <text:p text:style-name="P37"><draw:g text:anchor-type="paragraph" draw:z-index="7" draw:name="Groupe 2" draw:style-name="gr5"><draw:custom-shape draw:name="Zone de texte 582" draw:style-name="gr6" draw:text-style-name="P44" svg:width="0.355cm" svg:height="0.525cm" svg:x="0.079cm" svg:y="0.00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83" draw:style-name="gr6" draw:text-style-name="P44" svg:width="0.357cm" svg:height="0.525cm" svg:x="0.434cm" svg:y="0.00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84" draw:style-name="gr6" draw:text-style-name="P44" svg:width="0.355cm" svg:height="0.525cm" svg:x="0.793cm" svg:y="0.00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85" draw:style-name="gr6" draw:text-style-name="P44" svg:width="0.355cm" svg:height="0.525cm" svg:x="1.148cm" svg:y="0.00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86" draw:style-name="gr6" draw:text-style-name="P44" svg:width="0.357cm" svg:height="0.525cm" svg:x="1.502cm" svg:y="0.00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87" draw:style-name="gr6" draw:text-style-name="P44" svg:width="0.357cm" svg:height="0.525cm" svg:x="1.859cm" svg:y="0.00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88" draw:style-name="gr6" draw:text-style-name="P44" svg:width="0.357cm" svg:height="0.525cm" svg:x="2.219cm" svg:y="0.00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89" draw:style-name="gr6" draw:text-style-name="P44" svg:width="0.357cm" svg:height="0.525cm" svg:x="2.575cm" svg:y="0.00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90" draw:style-name="gr6" draw:text-style-name="P44" svg:width="0.355cm" svg:height="0.525cm" svg:x="2.931cm" svg:y="0.00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91" draw:style-name="gr6" draw:text-style-name="P44" svg:width="0.357cm" svg:height="0.525cm" svg:x="3.288cm" svg:y="0.00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592" draw:style-name="gr6" draw:text-style-name="P44" svg:width="0.357cm" svg:height="0.525cm" svg:x="3.644cm" svg:y="0.00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        </table:table-cell>
              </table:table-row>
            </table:table>
            <text:p text:style-name="P20"/>
          </table:table-cell>
        </table:table-row>
      </table:table>
      <text:p text:style-name="P19"/>
      <text:p text:style-name="P41">Montant de la cotisation :<text:span text:style-name="T32"> </text:span><text:span text:style-name="T32"><text:placeholder text:placeholder-type="text">&lt;format_currency(sum(x.amount for x in contract.all_premiums), contract.subscriber.lang, contract.currency)&gt;</text:placeholder></text:span> TTC <text:s/><text:span text:style-name="T33">par </text:span>mois, prélevés sur votre compte.</text:p>
      <text:p text:style-name="P30"/>
      <text:p text:style-name="P41"><text:span text:style-name="T34">Type de paiement :</text:span><text:tab/><text:span text:style-name="T11"><text:placeholder text:placeholder-type="text">&lt;if test="contract.billing_informations[0].sepa_mandate.type=='recurrent'"&gt;</text:placeholder></text:span> <text:s/>Paiement récurrent <text:span text:style-name="T11"><text:placeholder text:placeholder-type="text">&lt;/if&gt;</text:placeholder></text:span><text:span text:style-name="T35"> </text:span><text:span text:style-name="T11"><text:placeholder text:placeholder-type="text">&lt;if test="contract.billing_informations[0].sepa_mandate.type!='recurrent'"&gt;</text:placeholder></text:span> Paiement ponctuel <text:span text:style-name="T11"><text:placeholder text:placeholder-type="text">&lt;/if&gt;</text:placeholder></text:span></text:p>
      <text:p text:style-name="P32"><text:tab/><text:tab/><text:tab/><text:tab/><text:tab/><text:tab/><text:tab/><text:tab/></text:p>
      <text:p text:style-name="P33"><text:span text:style-name="T31"><text:tab/><text:tab/><text:tab/><text:tab/><text:tab/><text:tab/><text:tab/></text:span><text:span text:style-name="T37">Signé à :</text:span><text:span text:style-name="T30"> <text:s text:c="2"/><text:tab/> <text:tab/><text:tab/></text:span><text:span text:style-name="T37">Le :</text:span><text:span text:style-name="T30"><text:tab/></text:span><text:span text:style-name="T29"> </text:span><text:tab/></text:p>
      <text:p text:style-name="P17"/>
      <text:p text:style-name="P16"/>
      <text:p text:style-name="P16"><text:placeholder text:placeholder-type="text">&lt;/if&gt;</text:placeholder></text:p>
      <text:p text:style-name="P16"/>
      <text:p text:style-name="P22"><text:placeholder text:placeholder-type="text">&lt;if test="contract.billing_informations[0].sepa_mandate.state=='validated'"&gt;</text:placeholder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9"><text:span text:style-name="T15">Nom :</text:span><text:span text:style-name="T14"> </text:span><text:span text:style-name="T1"><text:placeholder text:placeholder-type="text">&lt;contract.subscriber.name&gt;</text:placeholder></text:span><text:span text:style-name="T1"><text:tab/></text:span><text:span text:style-name="T14"><text:tab/></text:span><text:span text:style-name="T15">Prénom :</text:span><text:span text:style-name="T14"> </text:span><text:span text:style-name="T1"><text:placeholder text:placeholder-type="text">&lt;contract.subscriber.first_name&gt;</text:placeholder></text:span></text:p>
            <text:p text:style-name="P35"><text:span text:style-name="T19">Adresse :</text:span> <text:span text:style-name="T2"><text:placeholder text:placeholder-type="text">&lt;contract.subscriber.main_address.full_address&gt;</text:placeholder></text:span></text:p>
            <text:p text:style-name="P25"/>
            <text:p text:style-name="P25">Numéro de compte bancaire (IBAN) :<text:span text:style-name="T6"><text:placeholder text:placeholder-type="text">&lt;contract.billing_informations[0].sepa_mandate.account_number.number&gt;</text:placeholder></text:span></text:p>
            <text:p text:style-name="P26"/>
            <text:p text:style-name="P27"><text:soft-page-break/><text:span text:style-name="T17">Code identification de Banque (BIC</text:span><text:bookmark text:name="_GoBack11"/><text:span text:style-name="T17">) <text:s/>: </text:span><text:span text:style-name="T2"><text:placeholder text:placeholder-type="text">&lt;contract.billing_informations[0].sepa_mandate.account_number.account.bank.bic&gt;</text:placeholder></text:span></text:p>
            <text:p text:style-name="P31"/>
          </table:table-cell>
        </table:table-row>
      </table:table>
      <text:p text:style-name="P18"/>
      <text:p text:style-name="Paragraphe"><text:span text:style-name="T20"><text:tab/><text:tab/><text:tab/><text:tab/><text:tab/><text:tab/><text:tab/><text:tab/><text:tab/></text:span><text:span text:style-name="T22">Sign</text:span><text:span text:style-name="T23">é </text:span><text:span text:style-name="T24">le </text:span><text:span text:style-name="T13"><text:placeholder text:placeholder-type="text">&lt;format_date(contract.billing_informations[0].sepa_mandate.signature_date, contract.subscriber.lang)&gt;</text:placeholder></text:span></text:p>
      <text:p text:style-name="P24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yle_20_Coog" style:display-name="Style Coog" style:family="paragraph" style:master-page-name="">
      <loext:graphic-properties draw:fill="none" draw:fill-color="#729fcf"/>
      <style:paragraph-properties fo:margin-left="10.8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fo:padding="0cm" fo:border="none" style:shadow="none" style:writing-mode="lr-tb">
        <style:tab-stops/>
      </style:paragraph-properties>
      <style:text-properties style:font-name="Tibetan Machine Uni" fo:font-family="'Tibetan Machine Uni'" style:font-pitch="variable" fo:font-size="11pt" fo:font-weight="normal" officeooo:rsid="004990b3" fo:background-color="transparent" style:font-size-asian="11pt" style:font-weight-asian="normal" style:font-name-complex="Arial" style:font-family-complex="Arial" style:font-family-generic-complex="system" style:font-pitch-complex="variable" style:font-size-complex="11pt" style:font-weight-complex="normal"/>
    </style:style>
    <style:style style:name="Address" style:family="paragraph" style:parent-style-name="Style_20_Coog" style:next-style-name="Standard" style:master-page-name="">
      <style:paragraph-properties style:page-number="auto"/>
      <style:text-properties style:font-name="Liberation Serif1" fo:font-family="'Liberation Serif'" style:font-style-name="Normal" style:font-family-generic="roman" style:font-pitch="variable" fo:font-size="11pt"/>
    </style:style>
    <style:style style:name="Réferences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2" fo:font-family="'Liberation Serif'" style:font-style-name="Gras" style:font-family-generic="roman" style:font-pitch="variable" style:text-underline-style="solid" style:text-underline-width="auto" style:text-underline-color="font-color" fo:font-weight="bold"/>
    </style:style>
    <style:style style:name="Réferences_20_informations" style:display-name="Réferences informations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2" fo:font-family="'Liberation Serif'" style:font-style-name="Gras" style:font-family-generic="roman" style:font-pitch="variable" fo:font-weight="normal"/>
    </style:style>
    <style:style style:name="Date" style:family="paragraph" style:parent-style-name="Style_20_Coog"/>
    <style:style style:name="Objet" style:family="paragraph" style:parent-style-name="Style_20_Coog">
      <style:paragraph-properties fo:margin-left="0cm" fo:margin-right="0cm" fo:text-indent="0cm" style:auto-text-indent="false"/>
      <style:text-properties style:font-name="Liberation Serif1" fo:font-family="'Liberation Serif'" style:font-style-name="Normal" style:font-family-generic="roman" style:font-pitch="variable"/>
    </style:style>
    <style:style style:name="Madame" style:family="paragraph" style:parent-style-name="Style_20_Coog"/>
    <style:style style:name="Paragraphe" style:family="paragraph" style:parent-style-name="Style_20_Coog">
      <style:paragraph-properties fo:margin-left="0cm" fo:margin-right="0cm" fo:text-indent="0cm" style:auto-text-indent="false"/>
      <style:text-properties style:font-name="Liberation Serif1" fo:font-family="'Liberation Serif'" style:font-style-name="Normal" style:font-family-generic="roman" style:font-pitch="variable"/>
    </style:style>
    <style:style style:name="Comtenu_20_du_20_tableau" style:display-name="Comtenu du tableau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1" fo:font-family="'Liberation Serif'" style:font-style-name="Normal" style:font-family-generic="roman" style:font-pitch="variable"/>
    </style:style>
    <style:style style:name="signature" style:family="paragraph" style:parent-style-name="Address" style:master-page-name="">
      <style:paragraph-properties fo:margin-left="10.1cm" fo:margin-right="0cm" fo:text-indent="0cm" style:auto-text-indent="false" style:page-number="auto"/>
    </style:style>
    <style:style style:name="En_20_tête_20_tableau" style:display-name="En tête tableau" style:family="paragraph" style:parent-style-name="Address">
      <style:paragraph-properties fo:margin-left="0cm" fo:margin-right="0cm" fo:text-align="center" style:justify-single-word="false" fo:text-indent="0cm" style:auto-text-indent="false"/>
      <style:text-properties fo:font-weight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5:28:49.122982385</meta:creation-date>
    <dc:date>2017-09-29T14:33:38.426776240</dc:date>
    <meta:editing-duration>PT20H37M19S</meta:editing-duration>
    <meta:editing-cycles>102</meta:editing-cycles>
    <meta:generator>LibreOffice/5.1.6.2$Linux_X86_64 LibreOffice_project/10m0$Build-2</meta:generator>
    <meta:document-statistic meta:table-count="4" meta:image-count="0" meta:object-count="0" meta:page-count="2" meta:paragraph-count="33" meta:word-count="323" meta:character-count="2165" meta:non-whitespace-character-count="1817"/>
  </office:meta>
</office:document-meta>
</file>